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64.15pt"/>
    </style:style>
    <style:style style:name="co5" style:family="table-column">
      <style:table-column-properties fo:break-before="auto" style:column-width="90.2pt"/>
    </style:style>
    <style:style style:name="co6" style:family="table-column">
      <style:table-column-properties fo:break-before="auto" style:column-width="136.8pt"/>
    </style:style>
    <style:style style:name="co7" style:family="table-column">
      <style:table-column-properties fo:break-before="auto" style:column-width="143.2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9c765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9c765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robenchmark" table:style-name="ta1">
        <table:shapes>
          <draw:frame draw:z-index="0" draw:style-name="gr1" draw:text-style-name="P1" svg:width="779.64pt" svg:height="255.03pt" svg:x="456.24pt" svg:y="61.14pt">
            <draw:object draw:notify-on-update-of-ranges="Microbenchmark.A2:Microbenchmark.A18 Microbenchmark.E1:Microbenchmark.E1 Microbenchmark.E2:Microbenchmark.E18 Microbenchmark.F1:Microbenchmark.F1 Microbenchmark.F2:Microbenchmark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uffer size</text:p>
          </table:table-cell>
          <table:table-cell table:style-name="ce1" office:value-type="string" calcext:value-type="string">
            <text:p>native [ns]</text:p>
          </table:table-cell>
          <table:table-cell table:style-name="ce1" office:value-type="string" calcext:value-type="string">
            <text:p>ReMon - unwrapped bursts [ns]</text:p>
          </table:table-cell>
          <table:table-cell table:style-name="ce1" office:value-type="string" calcext:value-type="string">
            <text:p>ReMon - wrapped bursts [ns]</text:p>
          </table:table-cell>
          <table:table-cell office:value-type="string" calcext:value-type="string">
            <text:p>ReMon - unwrapped bursts [%]</text:p>
          </table:table-cell>
          <table:table-cell office:value-type="string" calcext:value-type="string">
            <text:p>ReMon - wrapped bursts [%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formula="of:=[.C2]/[.B2]" office:value-type="string" office:string-value="" calcext:value-type="error">
            <text:p>#DIV/0!</text:p>
          </table:table-cell>
          <table:table-cell table:formula="of:=[.D2]/[.B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formula="of:=[.C3]/[.B3]" office:value-type="string" office:string-value="" calcext:value-type="error">
            <text:p>#DIV/0!</text:p>
          </table:table-cell>
          <table:table-cell table:formula="of:=[.D3]/[.B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formula="of:=[.C4]/[.B4]" office:value-type="string" office:string-value="" calcext:value-type="error">
            <text:p>#DIV/0!</text:p>
          </table:table-cell>
          <table:table-cell table:formula="of:=[.D4]/[.B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[.C5]/[.B5]" office:value-type="string" office:string-value="" calcext:value-type="error">
            <text:p>#DIV/0!</text:p>
          </table:table-cell>
          <table:table-cell table:formula="of:=[.D5]/[.B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[.C6]/[.B6]" office:value-type="string" office:string-value="" calcext:value-type="error">
            <text:p>#DIV/0!</text:p>
          </table:table-cell>
          <table:table-cell table:formula="of:=[.D6]/[.B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  <table:table-cell table:formula="of:=[.C7]/[.B7]" office:value-type="string" office:string-value="" calcext:value-type="error">
            <text:p>#DIV/0!</text:p>
          </table:table-cell>
          <table:table-cell table:formula="of:=[.D7]/[.B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"/>
          <table:table-cell table:formula="of:=[.C8]/[.B8]" office:value-type="string" office:string-value="" calcext:value-type="error">
            <text:p>#DIV/0!</text:p>
          </table:table-cell>
          <table:table-cell table:formula="of:=[.D8]/[.B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3"/>
          <table:table-cell table:formula="of:=[.C9]/[.B9]" office:value-type="string" office:string-value="" calcext:value-type="error">
            <text:p>#DIV/0!</text:p>
          </table:table-cell>
          <table:table-cell table:formula="of:=[.D9]/[.B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3"/>
          <table:table-cell table:formula="of:=[.C10]/[.B10]" office:value-type="string" office:string-value="" calcext:value-type="error">
            <text:p>#DIV/0!</text:p>
          </table:table-cell>
          <table:table-cell table:formula="of:=[.D10]/[.B1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3"/>
          <table:table-cell table:formula="of:=[.C11]/[.B11]" office:value-type="string" office:string-value="" calcext:value-type="error">
            <text:p>#DIV/0!</text:p>
          </table:table-cell>
          <table:table-cell table:formula="of:=[.D11]/[.B1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number-columns-repeated="3"/>
          <table:table-cell table:formula="of:=[.C12]/[.B12]" office:value-type="string" office:string-value="" calcext:value-type="error">
            <text:p>#DIV/0!</text:p>
          </table:table-cell>
          <table:table-cell table:formula="of:=[.D12]/[.B1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number-columns-repeated="3"/>
          <table:table-cell table:formula="of:=[.C13]/[.B13]" office:value-type="string" office:string-value="" calcext:value-type="error">
            <text:p>#DIV/0!</text:p>
          </table:table-cell>
          <table:table-cell table:formula="of:=[.D13]/[.B1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table:number-columns-repeated="3"/>
          <table:table-cell table:formula="of:=[.C14]/[.B14]" office:value-type="string" office:string-value="" calcext:value-type="error">
            <text:p>#DIV/0!</text:p>
          </table:table-cell>
          <table:table-cell table:formula="of:=[.D14]/[.B1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table:number-columns-repeated="3"/>
          <table:table-cell table:formula="of:=[.C15]/[.B15]" office:value-type="string" office:string-value="" calcext:value-type="error">
            <text:p>#DIV/0!</text:p>
          </table:table-cell>
          <table:table-cell table:formula="of:=[.D15]/[.B1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number-columns-repeated="3"/>
          <table:table-cell table:formula="of:=[.C16]/[.B16]" office:value-type="string" office:string-value="" calcext:value-type="error">
            <text:p>#DIV/0!</text:p>
          </table:table-cell>
          <table:table-cell table:formula="of:=[.D16]/[.B1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table:number-columns-repeated="3"/>
          <table:table-cell table:formula="of:=[.C17]/[.B17]" office:value-type="string" office:string-value="" calcext:value-type="error">
            <text:p>#DIV/0!</text:p>
          </table:table-cell>
          <table:table-cell table:formula="of:=[.D17]/[.B1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number-columns-repeated="3"/>
          <table:table-cell table:formula="of:=[.C18]/[.B18]" office:value-type="string" office:string-value="" calcext:value-type="error">
            <text:p>#DIV/0!</text:p>
          </table:table-cell>
          <table:table-cell table:formula="of:=[.D18]/[.B18]" office:value-type="string" office:string-value="" calcext:value-type="error">
            <text:p>#DIV/0!</text:p>
          </table:table-cell>
        </table:table-row>
      </table:table>
      <table:table table:name="mplayer - max fps" table:style-name="ta1">
        <table:shapes>
          <draw:frame draw:z-index="0" draw:style-name="gr1" draw:text-style-name="P1" svg:width="386.99pt" svg:height="255.46pt" svg:x="38.1pt" svg:y="173.08pt">
            <draw:object draw:notify-on-update-of-ranges="'mplayer - max fps'.B8:'mplayer - max fps'.E8 'mplayer - max fps'.A9:'mplayer - max fps'.A9 'mplayer - max fps'.B9:'mplayer - max fps'.E9 'mplayer - max fps'.A10:'mplayer - max fps'.A10 'mplayer - max fps'.B10:'mplayer - max fps'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86.45pt" svg:height="254.92pt" svg:x="526.11pt" svg:y="175.86pt">
            <draw:object draw:notify-on-update-of-ranges="'mplayer - max fps'.H8:'mplayer - max fps'.K8 'mplayer - max fps'.G9:'mplayer - max fps'.G9 'mplayer - max fps'.H9:'mplayer - max fps'.K9 'mplayer - max fps'.G10:'mplayer - max fps'.G10 'mplayer - max fps'.H10:'mplayer - max fps'.K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2">
          <table:table-cell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  <table:table-cell table:number-columns-repeated="2"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style-name="ce4" table:number-columns-repeated="4"/>
          <table:table-cell/>
          <table:table-cell office:value-type="string" calcext:value-type="string">
            <text:p>native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ReMon</text:p>
          </table:table-cell>
          <table:table-cell table:style-name="ce4" table:number-columns-repeated="4"/>
          <table:table-cell/>
          <table:table-cell office:value-type="string" calcext:value-type="string">
            <text:p>ReMon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frames in video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/>
          <table:table-cell table:number-columns-repeated="4" office:value-type="float" office:value="600" calcext:value-type="float">
            <text:p>6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  <table:table-cell table:number-columns-repeated="2"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formula="of:=[.B5]/[.B3]" office:value-type="string" office:string-value="" calcext:value-type="error">
            <text:p>#DIV/0!</text:p>
          </table:table-cell>
          <table:table-cell table:formula="of:=[.C5]/[.C3]" office:value-type="string" office:string-value="" calcext:value-type="error">
            <text:p>#DIV/0!</text:p>
          </table:table-cell>
          <table:table-cell table:formula="of:=[.D5]/[.D3]" office:value-type="string" office:string-value="" calcext:value-type="error">
            <text:p>#DIV/0!</text:p>
          </table:table-cell>
          <table:table-cell table:formula="of:=[.E5]/[.E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</text:p>
          </table:table-cell>
          <table:table-cell table:formula="of:=[.H5]/[.H3]" office:value-type="string" office:string-value="" calcext:value-type="error">
            <text:p>#DIV/0!</text:p>
          </table:table-cell>
          <table:table-cell table:formula="of:=[.I5]/[.I3]" office:value-type="string" office:string-value="" calcext:value-type="error">
            <text:p>#DIV/0!</text:p>
          </table:table-cell>
          <table:table-cell table:formula="of:=[.J5]/[.J3]" office:value-type="string" office:string-value="" calcext:value-type="error">
            <text:p>#DIV/0!</text:p>
          </table:table-cell>
          <table:table-cell table:formula="of:=[.K5]/[.K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Mon</text:p>
          </table:table-cell>
          <table:table-cell table:formula="of:=[.B5]/[.B4]" office:value-type="string" office:string-value="" calcext:value-type="error">
            <text:p>#DIV/0!</text:p>
          </table:table-cell>
          <table:table-cell table:formula="of:=[.C5]/[.C4]" office:value-type="string" office:string-value="" calcext:value-type="error">
            <text:p>#DIV/0!</text:p>
          </table:table-cell>
          <table:table-cell table:formula="of:=[.D5]/[.D4]" office:value-type="string" office:string-value="" calcext:value-type="error">
            <text:p>#DIV/0!</text:p>
          </table:table-cell>
          <table:table-cell table:formula="of:=[.E5]/[.E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Mon</text:p>
          </table:table-cell>
          <table:table-cell table:formula="of:=[.H5]/[.H4]" office:value-type="string" office:string-value="" calcext:value-type="error">
            <text:p>#DIV/0!</text:p>
          </table:table-cell>
          <table:table-cell table:formula="of:=[.I5]/[.I4]" office:value-type="string" office:string-value="" calcext:value-type="error">
            <text:p>#DIV/0!</text:p>
          </table:table-cell>
          <table:table-cell table:formula="of:=[.J5]/[.J4]" office:value-type="string" office:string-value="" calcext:value-type="error">
            <text:p>#DIV/0!</text:p>
          </table:table-cell>
          <table:table-cell table:formula="of:=[.K5]/[.K4]" office:value-type="string" office:string-value="" calcext:value-type="error">
            <text:p>#DIV/0!</text:p>
          </table:table-cell>
        </table:table-row>
      </table:table>
      <table:table table:name="mplayer - frame drops" table:style-name="ta1">
        <table:shapes>
          <draw:frame draw:z-index="0" draw:style-name="gr1" draw:text-style-name="P1" svg:width="500.91pt" svg:height="314.33pt" svg:x="19.79pt" svg:y="224.22pt">
            <draw:object draw:notify-on-update-of-ranges="'mplayer - frame drops'.B7:'mplayer - frame drops'.E7 'mplayer - frame drops'.A8:'mplayer - frame drops'.A8 'mplayer - frame drops'.B8:'mplayer - frame drops'.E8 'mplayer - frame drops'.A9:'mplayer - frame drops'.A9 'mplayer - frame drops'.B9:'mplayer - frame drops'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01pt" svg:height="314.31pt" svg:x="622.01pt" svg:y="224.22pt">
            <draw:object draw:notify-on-update-of-ranges="'mplayer - frame drops'.H7:'mplayer - frame drops'.K7 'mplayer - frame drops'.G8:'mplayer - frame drops'.G8 'mplayer - frame drops'.H8:'mplayer - frame drops'.K8 'mplayer - frame drops'.G9:'mplayer - frame drops'.G9 'mplayer - frame drops'.H9:'mplayer - frame drops'.K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/>
          <table:table-cell table:style-name="ce3" office:value-type="string" calcext:value-type="string" table:number-columns-spanned="4" table:number-rows-spanned="1">
            <text:p>Frames rendered -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Frames rendered – with subtitles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10s 1080p 30fps</text:p>
          </table:table-cell>
          <table:table-cell office:value-type="string" calcext:value-type="string">
            <text:p>10s 1080p 60fps</text:p>
          </table:table-cell>
          <table:table-cell office:value-type="string" calcext:value-type="string">
            <text:p>10s 1080p 90fps</text:p>
          </table:table-cell>
          <table:table-cell office:value-type="string" calcext:value-type="string">
            <text:p>10s 1080p 120fps</text:p>
          </table:table-cell>
          <table:table-cell table:number-columns-repeated="2"/>
          <table:table-cell office:value-type="string" calcext:value-type="string">
            <text:p>10s 1080p 30fps</text:p>
          </table:table-cell>
          <table:table-cell office:value-type="string" calcext:value-type="string">
            <text:p>10s 1080p 60fps</text:p>
          </table:table-cell>
          <table:table-cell office:value-type="string" calcext:value-type="string">
            <text:p>10s 1080p 90fps</text:p>
          </table:table-cell>
          <table:table-cell office:value-type="string" calcext:value-type="string">
            <text:p>10s 1080p 120fps</text:p>
          </table:table-cell>
        </table:table-row>
        <table:table-row table:style-name="ro2">
          <table:table-cell office:value-type="string" calcext:value-type="string">
            <text:p>input frame count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input frame count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style-name="ce4" table:number-columns-repeated="4"/>
          <table:table-cell/>
          <table:table-cell office:value-type="string" calcext:value-type="string">
            <text:p>native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ReMon</text:p>
          </table:table-cell>
          <table:table-cell table:style-name="ce4" table:number-columns-repeated="4"/>
          <table:table-cell/>
          <table:table-cell office:value-type="string" calcext:value-type="string">
            <text:p>ReMon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Frames dropped –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Frames dropped – with subtitles</text:p>
          </table:table-cell>
          <table:covered-table-cell table:number-columns-repeated="3"/>
        </table:table-row>
        <table:table-row table:style-name="ro2">
          <table:table-cell/>
          <table:table-cell table:number-columns-repeated="4" office:value-type="string" calcext:value-type="string">
            <text:p>10s 1080p 30fps</text:p>
          </table:table-cell>
          <table:table-cell table:number-columns-repeated="2"/>
          <table:table-cell table:number-columns-repeated="4" office:value-type="string" calcext:value-type="string">
            <text:p>10s 1080p 30fps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formula="of:=[.B3]-[.B4]" office:value-type="float" office:value="300" calcext:value-type="float">
            <text:p>300</text:p>
          </table:table-cell>
          <table:table-cell table:formula="of:=[.C3]-[.C4]" office:value-type="float" office:value="600" calcext:value-type="float">
            <text:p>600</text:p>
          </table:table-cell>
          <table:table-cell table:formula="of:=[.D3]-[.D4]" office:value-type="float" office:value="900" calcext:value-type="float">
            <text:p>900</text:p>
          </table:table-cell>
          <table:table-cell table:formula="of:=[.E3]-[.E4]" office:value-type="float" office:value="1200" calcext:value-type="float">
            <text:p>1200</text:p>
          </table:table-cell>
          <table:table-cell/>
          <table:table-cell office:value-type="string" calcext:value-type="string">
            <text:p>native frames dropped</text:p>
          </table:table-cell>
          <table:table-cell table:formula="of:=[.H3]-[.H4]" office:value-type="float" office:value="300" calcext:value-type="float">
            <text:p>300</text:p>
          </table:table-cell>
          <table:table-cell table:formula="of:=[.I3]-[.I4]" office:value-type="float" office:value="600" calcext:value-type="float">
            <text:p>600</text:p>
          </table:table-cell>
          <table:table-cell table:formula="of:=[.J3]-[.J4]" office:value-type="float" office:value="900" calcext:value-type="float">
            <text:p>900</text:p>
          </table:table-cell>
          <table:table-cell table:formula="of:=[.K3]-[.K4]"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ReMon</text:p>
          </table:table-cell>
          <table:table-cell table:formula="of:=[.B3]-[.B5]" office:value-type="float" office:value="300" calcext:value-type="float">
            <text:p>300</text:p>
          </table:table-cell>
          <table:table-cell table:formula="of:=[.C3]-[.C5]" office:value-type="float" office:value="600" calcext:value-type="float">
            <text:p>600</text:p>
          </table:table-cell>
          <table:table-cell table:formula="of:=[.D3]-[.D5]" office:value-type="float" office:value="900" calcext:value-type="float">
            <text:p>900</text:p>
          </table:table-cell>
          <table:table-cell table:formula="of:=[.E3]-[.E5]" office:value-type="float" office:value="1200" calcext:value-type="float">
            <text:p>1200</text:p>
          </table:table-cell>
          <table:table-cell/>
          <table:table-cell office:value-type="string" calcext:value-type="string">
            <text:p>ReMon frames dropped</text:p>
          </table:table-cell>
          <table:table-cell table:formula="of:=[.H3]-[.H5]" office:value-type="float" office:value="300" calcext:value-type="float">
            <text:p>300</text:p>
          </table:table-cell>
          <table:table-cell table:formula="of:=[.I3]-[.I5]" office:value-type="float" office:value="600" calcext:value-type="float">
            <text:p>600</text:p>
          </table:table-cell>
          <table:table-cell table:formula="of:=[.J3]-[.J5]" office:value-type="float" office:value="900" calcext:value-type="float">
            <text:p>900</text:p>
          </table:table-cell>
          <table:table-cell table:formula="of:=[.K3]-[.K5]" office:value-type="float" office:value="1200" calcext:value-type="float">
            <text:p>1200</text:p>
          </table:table-cell>
        </table:table-row>
      </table:table>
      <table:table table:name="servers" table:style-name="ta1">
        <table:shapes>
          <draw:frame draw:z-index="0" draw:style-name="gr1" draw:text-style-name="P1" svg:width="453.88pt" svg:height="255.03pt" svg:x="72.51pt" svg:y="158.34pt">
            <draw:object draw:notify-on-update-of-ranges="servers.A9:servers.A10 servers.B8:servers.B8 servers.B9:servers.B10 servers.C8:servers.C8 servers.C9:servers.C10 servers.D8:servers.D8 servers.D9:servers.D10 servers.E8:servers.E8 servers.E9:servers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43pt" svg:height="254.89pt" svg:x="1034.99pt" svg:y="171.98pt">
            <draw:object draw:notify-on-update-of-ranges="servers.I3:servers.I4 servers.J2:servers.J2 servers.J3:servers.J4 servers.K2:servers.K2 servers.K3:servers.K4 servers.L2:servers.L2 servers.L3:servers.L4 servers.M2:servers.M2 servers.M3:servers.M4 servers.N2:servers.N2 servers.N3:servers.N4 servers.O2:servers.O2 servers.O3:servers.O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latency [ms]</svg:title>
          </draw:frame>
        </table:shapes>
        <table:table-column table:style-name="co1" table:default-cell-style-name="Default"/>
        <table:table-column table:style-name="co6" table:number-columns-repeated="6" table:default-cell-style-name="Default"/>
        <table:table-column table:style-name="co1" table:number-columns-repeated="2" table:default-cell-style-name="Default"/>
        <table:table-column table:style-name="co7" table:number-columns-repeated="6" table:default-cell-style-name="Default"/>
        <table:table-row table:style-name="ro2">
          <table:table-cell/>
          <table:table-cell table:style-name="ce3" office:value-type="string" calcext:value-type="string" table:number-columns-spanned="6" table:number-rows-spanned="1">
            <text:p>requests/second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6" table:number-rows-spanned="1">
            <text:p>latency [ms]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Native – 1 worker</text:p>
          </table:table-cell>
          <table:table-cell office:value-type="string" calcext:value-type="string">
            <text:p>ReMon – 1 worker</text:p>
          </table:table-cell>
          <table:table-cell office:value-type="string" calcext:value-type="string">
            <text:p>wrapped Remon – 1 worker</text:p>
          </table:table-cell>
          <table:table-cell office:value-type="string" calcext:value-type="string">
            <text:p>Native – 2 worker</text:p>
          </table:table-cell>
          <table:table-cell office:value-type="string" calcext:value-type="string">
            <text:p>ReMon – 2 worker</text:p>
          </table:table-cell>
          <table:table-cell office:value-type="string" calcext:value-type="string">
            <text:p>wrapped Remon – 2 worker</text:p>
          </table:table-cell>
          <table:table-cell table:number-columns-repeated="2"/>
          <table:table-cell office:value-type="string" calcext:value-type="string">
            <text:p>Native – 1 worker</text:p>
          </table:table-cell>
          <table:table-cell office:value-type="string" calcext:value-type="string">
            <text:p>ReMon – 1 worker</text:p>
          </table:table-cell>
          <table:table-cell office:value-type="string" calcext:value-type="string">
            <text:p>wrapped Remon – 1 worker</text:p>
          </table:table-cell>
          <table:table-cell office:value-type="string" calcext:value-type="string">
            <text:p>Native – 2 worker</text:p>
          </table:table-cell>
          <table:table-cell office:value-type="string" calcext:value-type="string">
            <text:p>ReMon – 2 worker</text:p>
          </table:table-cell>
          <table:table-cell office:value-type="string" calcext:value-type="string">
            <text:p>wrapped Remon – 2 worker</text:p>
          </table:table-cell>
        </table:table-row>
        <table:table-row table:style-name="ro2">
          <table:table-cell office:value-type="string" calcext:value-type="string">
            <text:p>nginx</text:p>
          </table:table-cell>
          <table:table-cell table:style-name="ce4" table:number-columns-repeated="6"/>
          <table:table-cell/>
          <table:table-cell office:value-type="string" calcext:value-type="string">
            <text:p>nginx</text:p>
          </table:table-cell>
          <table:table-cell table:style-name="ce4" table:number-columns-repeated="6"/>
        </table:table-row>
        <table:table-row table:style-name="ro2">
          <table:table-cell office:value-type="string" calcext:value-type="string">
            <text:p>apache</text:p>
          </table:table-cell>
          <table:table-cell table:style-name="ce4" table:number-columns-repeated="6"/>
          <table:table-cell/>
          <table:table-cell office:value-type="string" calcext:value-type="string">
            <text:p>apache</text:p>
          </table:table-cell>
          <table:table-cell table:style-name="ce4"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relative throughput [%]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/>
          <table:table-cell office:value-type="string" calcext:value-type="string">
            <text:p>ReMon – 1 worker</text:p>
          </table:table-cell>
          <table:table-cell office:value-type="string" calcext:value-type="string">
            <text:p>wrapped Remon – 1 worker</text:p>
          </table:table-cell>
          <table:table-cell office:value-type="string" calcext:value-type="string">
            <text:p>ReMon – 2 worker</text:p>
          </table:table-cell>
          <table:table-cell office:value-type="string" calcext:value-type="string">
            <text:p>wrapped Remon – 2 worker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nginx</text:p>
          </table:table-cell>
          <table:table-cell table:style-name="ce5" table:formula="of:=[.C3]/[.B3]" office:value-type="string" office:string-value="" calcext:value-type="error">
            <text:p>#DIV/0!</text:p>
          </table:table-cell>
          <table:table-cell table:style-name="ce5" table:formula="of:=[.D3]/[.B3]" office:value-type="string" office:string-value="" calcext:value-type="error">
            <text:p>#DIV/0!</text:p>
          </table:table-cell>
          <table:table-cell table:style-name="ce5" table:formula="of:=[.F3]/[.E3]" office:value-type="string" office:string-value="" calcext:value-type="error">
            <text:p>#DIV/0!</text:p>
          </table:table-cell>
          <table:table-cell table:style-name="ce5" table:formula="of:=[.G3]/[.E3]" office:value-type="string" office:string-value="" calcext:value-type="error">
            <text:p>#DIV/0!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apache</text:p>
          </table:table-cell>
          <table:table-cell table:style-name="ce5" table:formula="of:=[.C4]/[.B4]" office:value-type="string" office:string-value="" calcext:value-type="error">
            <text:p>#DIV/0!</text:p>
          </table:table-cell>
          <table:table-cell table:style-name="ce5" table:formula="of:=[.D4]/[.B4]" office:value-type="string" office:string-value="" calcext:value-type="error">
            <text:p>#DIV/0!</text:p>
          </table:table-cell>
          <table:table-cell table:style-name="ce5" table:formula="of:=[.F4]/[.E4]" office:value-type="string" office:string-value="" calcext:value-type="error">
            <text:p>#DIV/0!</text:p>
          </table:table-cell>
          <table:table-cell table:style-name="ce5" table:formula="of:=[.G4]/[.E4]" office:value-type="string" office:string-value="" calcext:value-type="error">
            <text:p>#DIV/0!</text:p>
          </table:table-cell>
          <table:table-cell table:style-name="ce5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5:35:01.991571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00:55:16.989525851</meta:creation-date>
    <dc:date>2022-03-14T15:35:43.119368959</dc:date>
    <meta:editing-duration>PT4H15M57S</meta:editing-duration>
    <meta:editing-cycles>25</meta:editing-cycles>
    <meta:generator>LibreOffice/6.0.7.3$Linux_X86_64 LibreOffice_project/00m0$Build-3</meta:generator>
    <meta:document-statistic meta:table-count="4" meta:cell-count="1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05cm" svg:height="8.998cm" xlink:href=".." xlink:type="simple" chart:class="chart:bar" chart:style-name="ch1">
        <chart:legend chart:legend-position="bottom" svg:x="8.656cm" svg:y="8.399cm" style:legend-expansion="wide" chart:style-name="ch2"/>
        <chart:plot-area chart:style-name="ch3" table:cell-range-address="Microbenchmark.A2:Microbenchmark.A18 Microbenchmark.E1:Microbenchmark.F18" chart:data-source-has-labels="both" svg:x="0.55cm" svg:y="0.179cm" svg:width="26.405cm" svg:height="7.857cm">
          <chartooo:coordinate-region svg:x="1.171cm" svg:y="0.378cm" svg:width="25.784cm" svg:height="7.011cm"/>
          <chart:axis chart:dimension="x" chart:name="primary-x" chart:style-name="ch4" chartooo:axis-type="auto">
            <chartooo:date-scale/>
            <chart:categories table:cell-range-address="Microbenchmark.A2:Microbenchmark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crobenchmark.E2:Microbenchmark.E18" chart:label-cell-address="Microbenchmark.E1:Microbenchmark.E1" chart:class="chart:bar">
            <chart:data-point chart:repeated="17"/>
          </chart:series>
          <chart:series chart:style-name="ch8" chart:values-cell-range-address="Microbenchmark.F2:Microbenchmark.F18" chart:label-cell-address="Microbenchmark.F1:Microbenchmark.F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n - unwrapped bursts [%]</text:p>
                <draw:g>
                  <svg:desc>Microbenchmark.E1:Microbenchmark.E1</svg:desc>
                </draw:g>
              </table:table-cell>
              <table:table-cell office:value-type="string">
                <text:p>ReMon - wrapped bursts [%]</text:p>
                <draw:g>
                  <svg:desc>Microbenchmark.F1:Microbenchmark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crobenchmark.A2:Microbenchmark.A18</svg:desc>
                </draw:g>
              </table:table-cell>
              <table:table-cell office:value-type="float" office:value="NaN">
                <text:p>NaN</text:p>
                <draw:g>
                  <svg:desc>Microbenchmark.E2:Microbenchmark.E18</svg:desc>
                </draw:g>
              </table:table-cell>
              <table:table-cell office:value-type="float" office:value="NaN">
                <text:p>NaN</text:p>
                <draw:g>
                  <svg:desc>Microbenchmark.F2:Microbenchmark.F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72cm" svg:height="11.09cm" xlink:href=".." xlink:type="simple" chart:class="chart:bar" chart:style-name="ch1">
        <chart:legend chart:legend-position="bottom" svg:x="7.285cm" svg:y="10.491cm" style:legend-expansion="wide" chart:style-name="ch2"/>
        <chart:plot-area chart:style-name="ch3" table:cell-range-address="'mplayer - frame drops'.B7:'mplayer - frame drops'.E9 'mplayer - frame drops'.A8:'mplayer - frame drops'.A9" chart:data-source-has-labels="both" svg:x="0.353cm" svg:y="0.221cm" svg:width="16.966cm" svg:height="9.865cm">
          <chartooo:coordinate-region svg:x="1.345cm" svg:y="0.421cm" svg:width="15.974cm" svg:height="9.018cm"/>
          <chart:axis chart:dimension="x" chart:name="primary-x" chart:style-name="ch4" chartooo:axis-type="auto">
            <chartooo:date-scale/>
            <chart:categories table:cell-range-address="'mplayer - frame drops'.B7:'mplayer - frame drops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frame drops'.B8:'mplayer - frame drops'.E8" chart:label-cell-address="'mplayer - frame drops'.A8:'mplayer - frame drops'.A8" chart:class="chart:bar">
            <chart:data-point chart:repeated="4"/>
          </chart:series>
          <chart:series chart:style-name="ch8" chart:values-cell-range-address="'mplayer - frame drops'.B9:'mplayer - frame drops'.E9" chart:label-cell-address="'mplayer - frame drops'.A9:'mplayer - frame drops'.A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30fps</text:p>
                <draw:g>
                  <svg:desc>'mplayer - frame drops'.B7:'mplayer - frame drops'.E7</svg:desc>
                </draw:g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'mplayer - frame drops'.A8:'mplayer - frame drops'.A8</svg:desc>
                </draw:g>
              </table:table-cell>
              <table:table-cell office:value-type="float" office:value="300">
                <text:p>300</text:p>
                <draw:g>
                  <svg:desc>'mplayer - frame drops'.B8:'mplayer - frame drops'.E8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ReMon</text:p>
                <draw:g>
                  <svg:desc>'mplayer - frame drops'.A9:'mplayer - frame drops'.A9</svg:desc>
                </draw:g>
              </table:table-cell>
              <table:table-cell office:value-type="float" office:value="300">
                <text:p>300</text:p>
                <draw:g>
                  <svg:desc>'mplayer - frame drops'.B9:'mplayer - frame drops'.E9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75cm" svg:height="11.089cm" xlink:href=".." xlink:type="simple" chart:class="chart:bar" chart:style-name="ch1">
        <chart:legend chart:legend-position="bottom" svg:x="4.799cm" svg:y="10.49cm" style:legend-expansion="wide" chart:style-name="ch2"/>
        <chart:plot-area chart:style-name="ch3" table:cell-range-address="'mplayer - frame drops'.H7:'mplayer - frame drops'.K9 'mplayer - frame drops'.G8:'mplayer - frame drops'.G9" chart:data-source-has-labels="both" svg:x="0.353cm" svg:y="0.221cm" svg:width="16.969cm" svg:height="9.864cm">
          <chartooo:coordinate-region svg:x="1.345cm" svg:y="0.42cm" svg:width="15.977cm" svg:height="9.018cm"/>
          <chart:axis chart:dimension="x" chart:name="primary-x" chart:style-name="ch4" chartooo:axis-type="auto">
            <chartooo:date-scale/>
            <chart:categories table:cell-range-address="'mplayer - frame drops'.H7:'mplayer - frame drops'.K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frame drops'.H8:'mplayer - frame drops'.K8" chart:label-cell-address="'mplayer - frame drops'.G8:'mplayer - frame drops'.G8" chart:class="chart:bar">
            <chart:data-point chart:repeated="4"/>
          </chart:series>
          <chart:series chart:style-name="ch8" chart:values-cell-range-address="'mplayer - frame drops'.H9:'mplayer - frame drops'.K9" chart:label-cell-address="'mplayer - frame drops'.G9:'mplayer - frame drops'.G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30fps</text:p>
                <draw:g>
                  <svg:desc>'mplayer - frame drops'.H7:'mplayer - frame drops'.K7</svg:desc>
                </draw:g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</table:table-row>
          </table:table-header-rows>
          <table:table-rows>
            <table:table-row>
              <table:table-cell office:value-type="string">
                <text:p>native frames dropped</text:p>
                <draw:g>
                  <svg:desc>'mplayer - frame drops'.G8:'mplayer - frame drops'.G8</svg:desc>
                </draw:g>
              </table:table-cell>
              <table:table-cell office:value-type="float" office:value="300">
                <text:p>300</text:p>
                <draw:g>
                  <svg:desc>'mplayer - frame drops'.H8:'mplayer - frame drops'.K8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ReMon frames dropped</text:p>
                <draw:g>
                  <svg:desc>'mplayer - frame drops'.G9:'mplayer - frame drops'.G9</svg:desc>
                </draw:g>
              </table:table-cell>
              <table:table-cell office:value-type="float" office:value="300">
                <text:p>300</text:p>
                <draw:g>
                  <svg:desc>'mplayer - frame drops'.H9:'mplayer - frame drops'.K9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53cm" svg:height="9.013cm" xlink:href=".." xlink:type="simple" chart:class="chart:bar" chart:style-name="ch1">
        <chart:legend chart:legend-position="bottom" svg:x="5.275cm" svg:y="8.414cm" style:legend-expansion="wide" chart:style-name="ch2"/>
        <chart:plot-area chart:style-name="ch3" table:cell-range-address="'mplayer - max fps'.B8:'mplayer - max fps'.E10 'mplayer - max fps'.A9:'mplayer - max fps'.A10" chart:data-source-has-labels="both" svg:x="0.273cm" svg:y="0.18cm" svg:width="13.107cm" svg:height="7.87cm">
          <chartooo:coordinate-region svg:x="0.894cm" svg:y="0.379cm" svg:width="12.486cm" svg:height="7.024cm"/>
          <chart:axis chart:dimension="x" chart:name="primary-x" chart:style-name="ch4" chartooo:axis-type="auto">
            <chartooo:date-scale/>
            <chart:categories table:cell-range-address="'mplayer - max fps'.B8:'mplayer - max fps'.E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max fps'.B9:'mplayer - max fps'.E9" chart:label-cell-address="'mplayer - max fps'.A9:'mplayer - max fps'.A9" chart:class="chart:bar">
            <chart:data-point chart:repeated="4"/>
          </chart:series>
          <chart:series chart:style-name="ch8" chart:values-cell-range-address="'mplayer - max fps'.B10:'mplayer - max fps'.E10" chart:label-cell-address="'mplayer - max fps'.A10:'mplayer - max fps'.A1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webm</text:p>
                <draw:g>
                  <svg:desc>'mplayer - max fps'.B8:'mplayer - max fps'.E8</svg:desc>
                </draw:g>
              </table:table-cell>
              <table:table-cell office:value-type="string">
                <text:p>10s 1080p mp4</text:p>
              </table:table-cell>
              <table:table-cell office:value-type="string">
                <text:p>10s 1440p webm</text:p>
              </table:table-cell>
              <table:table-cell office:value-type="string">
                <text:p>10s 1440p mp4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'mplayer - max fps'.A9:'mplayer - max fps'.A9</svg:desc>
                </draw:g>
              </table:table-cell>
              <table:table-cell office:value-type="float" office:value="NaN">
                <text:p>NaN</text:p>
                <draw:g>
                  <svg:desc>'mplayer - max fps'.B9:'mplayer - max fps'.E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n</text:p>
                <draw:g>
                  <svg:desc>'mplayer - max fps'.A10:'mplayer - max fps'.A10</svg:desc>
                </draw:g>
              </table:table-cell>
              <table:table-cell office:value-type="float" office:value="NaN">
                <text:p>NaN</text:p>
                <draw:g>
                  <svg:desc>'mplayer - max fps'.B10:'mplayer - max fps'.E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34cm" svg:height="8.994cm" xlink:href=".." xlink:type="simple" chart:class="chart:bar" chart:style-name="ch1">
        <chart:legend chart:legend-position="bottom" svg:x="5.266cm" svg:y="8.395cm" style:legend-expansion="wide" chart:style-name="ch2"/>
        <chart:plot-area chart:style-name="ch3" table:cell-range-address="'mplayer - max fps'.H8:'mplayer - max fps'.K10 'mplayer - max fps'.G9:'mplayer - max fps'.G10" chart:data-source-has-labels="both" svg:x="0.272cm" svg:y="0.179cm" svg:width="13.09cm" svg:height="7.853cm">
          <chartooo:coordinate-region svg:x="0.893cm" svg:y="0.378cm" svg:width="12.469cm" svg:height="7.007cm"/>
          <chart:axis chart:dimension="x" chart:name="primary-x" chart:style-name="ch4" chartooo:axis-type="auto">
            <chartooo:date-scale/>
            <chart:categories table:cell-range-address="'mplayer - max fps'.H8:'mplayer - max fps'.K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max fps'.H9:'mplayer - max fps'.K9" chart:label-cell-address="'mplayer - max fps'.G9:'mplayer - max fps'.G9" chart:class="chart:bar">
            <chart:data-point chart:repeated="4"/>
          </chart:series>
          <chart:series chart:style-name="ch8" chart:values-cell-range-address="'mplayer - max fps'.H10:'mplayer - max fps'.K10" chart:label-cell-address="'mplayer - max fps'.G10:'mplayer - max fps'.G1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webm</text:p>
                <draw:g>
                  <svg:desc>'mplayer - max fps'.H8:'mplayer - max fps'.K8</svg:desc>
                </draw:g>
              </table:table-cell>
              <table:table-cell office:value-type="string">
                <text:p>10s 1080p mp4</text:p>
              </table:table-cell>
              <table:table-cell office:value-type="string">
                <text:p>10s 1440p webm</text:p>
              </table:table-cell>
              <table:table-cell office:value-type="string">
                <text:p>10s 1440p mp4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'mplayer - max fps'.G9:'mplayer - max fps'.G9</svg:desc>
                </draw:g>
              </table:table-cell>
              <table:table-cell office:value-type="float" office:value="NaN">
                <text:p>NaN</text:p>
                <draw:g>
                  <svg:desc>'mplayer - max fps'.H9:'mplayer - max fps'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n</text:p>
                <draw:g>
                  <svg:desc>'mplayer - max fps'.G10:'mplayer - max fps'.G10</svg:desc>
                </draw:g>
              </table:table-cell>
              <table:table-cell office:value-type="float" office:value="NaN">
                <text:p>NaN</text:p>
                <draw:g>
                  <svg:desc>'mplayer - max fps'.H10:'mplayer - max fps'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998cm" xlink:href=".." xlink:type="simple" chart:class="chart:bar" chart:style-name="ch1">
        <chart:title svg:x="5.687cm" svg:y="0.315cm" chart:style-name="ch2">
          <text:p>relative throughput [%]</text:p>
        </chart:title>
        <chart:legend chart:legend-position="bottom" svg:x="3.995cm" svg:y="7.901cm" style:legend-expansion="wide" chart:style-name="ch3"/>
        <chart:plot-area chart:style-name="ch4" table:cell-range-address="servers.A8:servers.E10" chart:data-source-has-labels="both" svg:x="0.32cm" svg:y="1.273cm" svg:width="15.373cm" svg:height="6.265cm">
          <chartooo:coordinate-region svg:x="0.941cm" svg:y="1.473cm" svg:width="14.752cm" svg:height="5.418cm"/>
          <chart:axis chart:dimension="x" chart:name="primary-x" chart:style-name="ch5" chartooo:axis-type="auto">
            <chartooo:date-scale/>
            <chart:categories table:cell-range-address="servers.A9:server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rvers.B9:servers.B10" chart:label-cell-address="servers.B8:servers.B8" chart:class="chart:bar">
            <chart:data-point chart:repeated="2"/>
          </chart:series>
          <chart:series chart:style-name="ch9" chart:values-cell-range-address="servers.C9:servers.C10" chart:label-cell-address="servers.C8:servers.C8" chart:class="chart:bar">
            <chart:data-point chart:repeated="2"/>
          </chart:series>
          <chart:series chart:style-name="ch10" chart:values-cell-range-address="servers.D9:servers.D10" chart:label-cell-address="servers.D8:servers.D8" chart:class="chart:bar">
            <chart:data-point chart:repeated="2"/>
          </chart:series>
          <chart:series chart:style-name="ch11" chart:values-cell-range-address="servers.E9:servers.E10" chart:label-cell-address="servers.E8:servers.E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n – 1 worker</text:p>
                <draw:g>
                  <svg:desc>servers.B8:servers.B8</svg:desc>
                </draw:g>
              </table:table-cell>
              <table:table-cell office:value-type="string">
                <text:p>wrapped Remon – 1 worker</text:p>
                <draw:g>
                  <svg:desc>servers.C8:servers.C8</svg:desc>
                </draw:g>
              </table:table-cell>
              <table:table-cell office:value-type="string">
                <text:p>ReMon – 2 worker</text:p>
                <draw:g>
                  <svg:desc>servers.D8:servers.D8</svg:desc>
                </draw:g>
              </table:table-cell>
              <table:table-cell office:value-type="string">
                <text:p>wrapped Remon – 2 worker</text:p>
                <draw:g>
                  <svg:desc>servers.E8:servers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ginx</text:p>
                <draw:g>
                  <svg:desc>servers.A9:servers.A10</svg:desc>
                </draw:g>
              </table:table-cell>
              <table:table-cell office:value-type="float" office:value="NaN">
                <text:p>NaN</text:p>
                <draw:g>
                  <svg:desc>servers.B9:servers.B10</svg:desc>
                </draw:g>
              </table:table-cell>
              <table:table-cell office:value-type="float" office:value="NaN">
                <text:p>NaN</text:p>
                <draw:g>
                  <svg:desc>servers.C9:servers.C10</svg:desc>
                </draw:g>
              </table:table-cell>
              <table:table-cell office:value-type="float" office:value="NaN">
                <text:p>NaN</text:p>
                <draw:g>
                  <svg:desc>servers.D9:servers.D10</svg:desc>
                </draw:g>
              </table:table-cell>
              <table:table-cell office:value-type="float" office:value="NaN">
                <text:p>NaN</text:p>
                <draw:g>
                  <svg:desc>servers.E9:servers.E10</svg:desc>
                </draw:g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93cm" xlink:href=".." xlink:type="simple" chart:class="chart:bar" chart:style-name="ch1">
        <chart:title svg:x="6.698cm" svg:y="0.315cm" chart:style-name="ch2">
          <text:p>latency [ms]</text:p>
        </chart:title>
        <chart:legend chart:legend-position="bottom" svg:x="2.378cm" svg:y="7.896cm" style:legend-expansion="wide" chart:style-name="ch3"/>
        <chart:plot-area chart:style-name="ch4" table:cell-range-address="servers.I2:servers.O4" chart:data-source-has-labels="both" svg:x="0.319cm" svg:y="1.273cm" svg:width="15.359cm" svg:height="6.26cm">
          <chartooo:coordinate-region svg:x="0.94cm" svg:y="1.472cm" svg:width="14.738cm" svg:height="5.414cm"/>
          <chart:axis chart:dimension="x" chart:name="primary-x" chart:style-name="ch5" chartooo:axis-type="auto">
            <chartooo:date-scale/>
            <chart:categories table:cell-range-address="servers.I3:servers.I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rvers.J3:servers.J4" chart:label-cell-address="servers.J2:servers.J2" chart:class="chart:bar">
            <chart:data-point chart:repeated="2"/>
          </chart:series>
          <chart:series chart:style-name="ch9" chart:values-cell-range-address="servers.K3:servers.K4" chart:label-cell-address="servers.K2:servers.K2" chart:class="chart:bar">
            <chart:data-point chart:repeated="2"/>
          </chart:series>
          <chart:series chart:style-name="ch10" chart:values-cell-range-address="servers.L3:servers.L4" chart:label-cell-address="servers.L2:servers.L2" chart:class="chart:bar">
            <chart:data-point chart:repeated="2"/>
          </chart:series>
          <chart:series chart:style-name="ch11" chart:values-cell-range-address="servers.M3:servers.M4" chart:label-cell-address="servers.M2:servers.M2" chart:class="chart:bar">
            <chart:data-point chart:repeated="2"/>
          </chart:series>
          <chart:series chart:style-name="ch12" chart:values-cell-range-address="servers.N3:servers.N4" chart:label-cell-address="servers.N2:servers.N2" chart:class="chart:bar">
            <chart:data-point chart:repeated="2"/>
          </chart:series>
          <chart:series chart:style-name="ch13" chart:values-cell-range-address="servers.O3:servers.O4" chart:label-cell-address="servers.O2:servers.O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– 1 worker</text:p>
                <draw:g>
                  <svg:desc>servers.J2:servers.J2</svg:desc>
                </draw:g>
              </table:table-cell>
              <table:table-cell office:value-type="string">
                <text:p>ReMon – 1 worker</text:p>
                <draw:g>
                  <svg:desc>servers.K2:servers.K2</svg:desc>
                </draw:g>
              </table:table-cell>
              <table:table-cell office:value-type="string">
                <text:p>wrapped Remon – 1 worker</text:p>
                <draw:g>
                  <svg:desc>servers.L2:servers.L2</svg:desc>
                </draw:g>
              </table:table-cell>
              <table:table-cell office:value-type="string">
                <text:p>Native – 2 worker</text:p>
                <draw:g>
                  <svg:desc>servers.M2:servers.M2</svg:desc>
                </draw:g>
              </table:table-cell>
              <table:table-cell office:value-type="string">
                <text:p>ReMon – 2 worker</text:p>
                <draw:g>
                  <svg:desc>servers.N2:servers.N2</svg:desc>
                </draw:g>
              </table:table-cell>
              <table:table-cell office:value-type="string">
                <text:p>wrapped Remon – 2 worker</text:p>
                <draw:g>
                  <svg:desc>servers.O2:servers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ginx</text:p>
                <draw:g>
                  <svg:desc>servers.I3:servers.I4</svg:desc>
                </draw:g>
              </table:table-cell>
              <table:table-cell office:value-type="float" office:value="NaN">
                <text:p>NaN</text:p>
                <draw:g>
                  <svg:desc>servers.J3:servers.J4</svg:desc>
                </draw:g>
              </table:table-cell>
              <table:table-cell office:value-type="float" office:value="NaN">
                <text:p>NaN</text:p>
                <draw:g>
                  <svg:desc>servers.K3:servers.K4</svg:desc>
                </draw:g>
              </table:table-cell>
              <table:table-cell office:value-type="float" office:value="NaN">
                <text:p>NaN</text:p>
                <draw:g>
                  <svg:desc>servers.L3:servers.L4</svg:desc>
                </draw:g>
              </table:table-cell>
              <table:table-cell office:value-type="float" office:value="NaN">
                <text:p>NaN</text:p>
                <draw:g>
                  <svg:desc>servers.M3:servers.M4</svg:desc>
                </draw:g>
              </table:table-cell>
              <table:table-cell office:value-type="float" office:value="NaN">
                <text:p>NaN</text:p>
                <draw:g>
                  <svg:desc>servers.N3:servers.N4</svg:desc>
                </draw:g>
              </table:table-cell>
              <table:table-cell office:value-type="float" office:value="NaN">
                <text:p>NaN</text:p>
                <draw:g>
                  <svg:desc>servers.O3:servers.O4</svg:desc>
                </draw:g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